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139a1" officeooo:paragraph-rsid="001139a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2_3446762634" text:style-name="Index_20_Link" text:visited-style-name="Index_20_Link">Heading 1<text:tab/>1</text:a></text:p>
        </text:index-body>
      </text:table-of-content>
      <text:p text:style-name="Standard"/>
      <text:h text:style-name="P2" text:outline-level="1"><text:bookmark-start text:name="__RefHeading___Toc2_3446762634"/>Heading 1<text:bookmark-end text:name="__RefHeading___Toc2_344676263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5:03:22.978000000</meta:creation-date>
    <dc:date>2024-03-06T15:06:00.820000000</dc:date>
    <meta:editing-duration>PT2M40S</meta:editing-duration>
    <meta:editing-cycles>1</meta:editing-cycles>
    <meta:document-statistic meta:table-count="0" meta:image-count="0" meta:object-count="0" meta:page-count="1" meta:paragraph-count="3" meta:word-count="8" meta:character-count="37" meta:non-whitespace-character-count="32"/>
    <meta:generator>LibreOfficeDev/24.8.0.0.alpha0$Windows_X86_64 LibreOffice_project/7150ce717fb24893d5b527a0587cc166f7c6ec68</meta:generator>
  </office:meta>
</office:document-meta>
</file>